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882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oup Names</text:p>
          </table:table-cell>
          <table:table-cell office:value-type="string" calcext:value-type="string">
            <text:p>Survival Rate</text:p>
          </table:table-cell>
        </table:table-row>
        <table:table-row table:style-name="ro2">
          <table:table-cell office:value-type="string" calcext:value-type="string">
            <text:p>Matthew Dempsey, Ben Zahler, Arnaldo Basde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Zenon Hill, Kaine Stewar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e Nad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even Smith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arolyn Weber, Tatyana Nimmers, Sedrick Jacks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rett Shannon, <text:s/>Hisham Mohamed, Mohammed Alnamasi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ce </meta:initial-creator>
    <meta:creation-date>2014-02-14T14:34:59.314617421</meta:creation-date>
    <dc:date>2014-02-14T15:56:39.730193728</dc:date>
    <dc:creator>pierce </dc:creator>
    <meta:editing-duration>PT5M59S</meta:editing-duration>
    <meta:editing-cycles>1</meta:editing-cycles>
    <meta:document-statistic meta:table-count="1" meta:cell-count="14" meta:object-count="0"/>
    <meta:generator>LibreOffice/4.1.3.2$Linux_X86_64 LibreOffice_project/410m0$Build-2</meta:generator>
  </office:meta>
</office:document-meta>
</file>